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5.5cm"/>
    </style:style>
    <style:style style:name="gr2" style:family="graphic" style:parent-style-name="standard">
      <style:graphic-properties draw:textarea-horizontal-align="justify" draw:textarea-vertical-align="middle" draw:auto-grow-height="false" fo:min-height="0.834cm" fo:min-width="3.284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1.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65cm" fo:min-width="2.8cm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6cm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6.6cm"/>
    </style:style>
    <style:style style:name="gr11" style:family="graphic" style:parent-style-name="standard">
      <style:graphic-properties draw:textarea-horizontal-align="justify" draw:textarea-vertical-align="middle" draw:auto-grow-height="false" fo:min-height="0.85cm" fo:min-width="4.2cm"/>
    </style:style>
    <style:style style:name="gr12" style:family="graphic" style:parent-style-name="standard">
      <style:graphic-properties draw:textarea-horizontal-align="justify" draw:textarea-vertical-align="middle" draw:auto-grow-height="false" fo:min-height="0.472cm" fo:min-width="4.201cm"/>
    </style:style>
    <style:style style:name="gr13" style:family="graphic" style:parent-style-name="standard">
      <style:graphic-properties draw:textarea-horizontal-align="justify" draw:textarea-vertical-align="middle" draw:auto-grow-height="false" fo:min-height="0.472cm" fo:min-width="3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6cm" svg:height="1cm" svg:x="2.5cm" svg:y="1.8cm">
          <text:p text:style-name="P1">FLUXOGRAMA CIPH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2cm" svg:x="8.4cm" svg:y="3.6cm">
          <text:p text:style-name="P1">INÍC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cm" svg:height="1.4cm" svg:x="8.2cm" svg:y="7.2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2cm" svg:y1="7.9cm" svg:x2="6.4cm" svg:y2="9.1cm" svg:d="M8200 7900h-1150v1200h-650" svg:viewBox="0 0 1801 1201">
          <text:p/>
        </draw:connector>
        <draw:connector draw:style-name="gr5" draw:text-style-name="P2" draw:layer="layout" draw:type="line" svg:x1="8.2cm" svg:y1="7.9cm" svg:x2="6.4cm" svg:y2="9.269cm" svg:d="M8200 7900l-1800 1369" svg:viewBox="0 0 1801 1370">
          <text:p/>
        </draw:connector>
        <draw:connector draw:style-name="gr6" draw:text-style-name="P3" draw:layer="layout" draw:type="line" svg:x1="12.5cm" svg:y1="7.9cm" svg:x2="14.2cm" svg:y2="9.169cm" svg:d="M12500 7900l1700 1269" svg:viewBox="0 0 1701 1270">
          <text:p/>
        </draw:connector>
        <draw:custom-shape draw:style-name="gr7" draw:text-style-name="P1" draw:layer="layout" svg:width="3.3cm" svg:height="0.9cm" svg:x="4.8cm" svg:y="9.3cm">
          <text:p text:style-name="P1">encode(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3cm" svg:height="0.9cm" svg:x="13.4cm" svg:y="9.2cm">
          <text:p text:style-name="P1">decode()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0.3cm" svg:y1="4.8cm" svg:x2="10.3cm" svg:y2="5.1cm">
          <text:p/>
        </draw:line>
        <draw:line draw:style-name="gr8" draw:text-style-name="P3" draw:layer="layout" svg:x1="10.3cm" svg:y1="5.9cm" svg:x2="10.3cm" svg:y2="6.2cm">
          <text:p/>
        </draw:line>
        <draw:line draw:style-name="gr8" draw:text-style-name="P3" draw:layer="layout" svg:x1="10.3cm" svg:y1="7cm" svg:x2="10.3cm" svg:y2="7.3cm">
          <text:p/>
        </draw:line>
        <draw:custom-shape draw:style-name="gr9" draw:text-style-name="P1" draw:layer="layout" svg:width="6.5cm" svg:height="1.4cm" svg:x="3.5cm" svg:y="11cm">
          <text:p text:style-name="P1">Mensagem cifrada</text:p>
          <draw:enhanced-geometry svg:viewBox="0 0 21600 21600" draw:text-areas="0 0 21600 21600" draw:type="pentagon-right" draw:modifiers="18357.17581910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7.099cm" svg:height="1.4cm" svg:x="12.401cm" svg:y="11.001cm">
          <text:p text:style-name="P1">Mensagem decifrada</text:p>
          <draw:enhanced-geometry svg:viewBox="0 0 21600 21600" draw:text-areas="0 0 21600 21600" draw:type="pentagon-right" draw:modifiers="18633.802816901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8" draw:text-style-name="P3" draw:layer="layout" svg:x1="6.2cm" svg:y1="10.2cm" svg:x2="6.2cm" svg:y2="11cm">
          <text:p/>
        </draw:line>
        <draw:line draw:style-name="gr8" draw:text-style-name="P3" draw:layer="layout" svg:x1="15cm" svg:y1="10cm" svg:x2="15cm" svg:y2="11cm">
          <text:p/>
        </draw:line>
        <draw:custom-shape draw:style-name="gr11" draw:text-style-name="P1" draw:layer="layout" svg:width="4.7cm" svg:height="1.1cm" svg:x="8.3cm" svg:y="13.5cm">
          <text:p text:style-name="P1">Voltar ao início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1cm" svg:y1="12.3cm" svg:x2="9.5cm" svg:y2="13.5cm">
          <text:p/>
        </draw:line>
        <draw:line draw:style-name="gr8" draw:text-style-name="P3" draw:layer="layout" svg:x1="15cm" svg:y1="12.3cm" svg:x2="11.7cm" svg:y2="13.5cm">
          <text:p/>
        </draw:line>
        <draw:custom-shape draw:style-name="gr12" draw:text-style-name="P1" draw:layer="layout" svg:width="4.7cm" svg:height="0.9cm" svg:x="8cm" svg:y="6.1cm">
          <text:p text:style-name="P1">Mensagem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3" draw:text-style-name="P1" draw:layer="layout" svg:width="3.8cm" svg:height="0.9cm" svg:x="8.5cm" svg:y="5cm">
          <text:p text:style-name="P1">Offset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dfcce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solid" draw:fill-color="#729fcf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1:19:08.523790608</meta:creation-date>
    <dc:date>2019-01-28T12:22:47.798822675</dc:date>
    <meta:editing-duration>PT4M57S</meta:editing-duration>
    <meta:editing-cycles>1</meta:editing-cycles>
    <meta:generator>LibreOffice/6.0.6.2$Linux_X86_64 LibreOffice_project/00m0$Build-2</meta:generator>
    <meta:document-statistic meta:object-count="20"/>
  </office:meta>
</office:document-meta>
</file>